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14c45" officeooo:paragraph-rsid="00114c45"/>
    </style:style>
    <style:style style:name="P2" style:family="paragraph" style:parent-style-name="Standard">
      <style:text-properties style:font-name="Arial" officeooo:rsid="00114c45" officeooo:paragraph-rsid="00129aa0"/>
    </style:style>
    <style:style style:name="P3" style:family="paragraph" style:parent-style-name="Standard">
      <style:text-properties style:font-name="Arial" officeooo:rsid="00114c45" officeooo:paragraph-rsid="0012a140"/>
    </style:style>
    <style:style style:name="P4" style:family="paragraph" style:parent-style-name="Standard">
      <style:text-properties style:font-name="Arial" officeooo:rsid="00114c45" officeooo:paragraph-rsid="00145fc2"/>
    </style:style>
    <style:style style:name="P5" style:family="paragraph" style:parent-style-name="Standard">
      <style:text-properties style:font-name="Arial" officeooo:rsid="00145fc2" officeooo:paragraph-rsid="00145fc2"/>
    </style:style>
    <style:style style:name="T1" style:family="text">
      <style:text-properties officeooo:rsid="00129aa0"/>
    </style:style>
    <style:style style:name="T2" style:family="text">
      <style:text-properties officeooo:rsid="0012a140"/>
    </style:style>
    <style:style style:name="T3" style:family="text">
      <style:text-properties officeooo:rsid="00145f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En este primera práctica veremos como instalar un servidor web Apache y PHP en un </text:span>Ubuntu <text:span text:style-name="T3">Server ubicado sobre máquina virtual local</text:span>:</text:p>
      <text:p text:style-name="P1"/>
      <text:p text:style-name="P1">INSTALAR APACHE:</text:p>
      <text:p text:style-name="P1"/>
      <text:p text:style-name="P1"><text:span text:style-name="T3">Escribimos en</text:span> consola:</text:p>
      <text:p text:style-name="P1"/>
      <text:p text:style-name="P1"># apt-get install apache2</text:p>
      <text:p text:style-name="P1"/>
      <text:p text:style-name="P3">C<text:span text:style-name="T2">on el siguiente comando obtenemos la IP en la que se ha alojado nuestro servidor web apache:</text:span></text:p>
      <text:p text:style-name="P3"/>
      <text:p text:style-name="P3"># <text:span text:style-name="T2">ifconfig</text:span></text:p>
      <text:p text:style-name="P1"/>
      <text:p text:style-name="P1">Comprobamos si funciona abriendo un navegador <text:span text:style-name="T2">con la IP obtenida. Debería aparecer información oficial de Apache.</text:span></text:p>
      <text:p text:style-name="P1"/>
      <text:p text:style-name="P1">I<text:span text:style-name="T3">NSTALACIÓN PHP:</text:span></text:p>
      <text:p text:style-name="P1"/>
      <text:p text:style-name="P1"><text:span text:style-name="T1"># </text:span>apt-get install php5 libapache2-mod-php5</text:p>
      <text:p text:style-name="P1"/>
      <text:p text:style-name="P1">Reiniciamos el servidor web:</text:p>
      <text:p text:style-name="P1"/>
      <text:p text:style-name="P1"><text:span text:style-name="T1"># service </text:span>apache2 restart</text:p>
      <text:p text:style-name="P1"/>
      <text:p text:style-name="P1">El directorio www por defecto es:</text:p>
      <text:p text:style-name="P1"/>
      <text:p text:style-name="P1">var/www</text:p>
      <text:p text:style-name="P1"/>
      <text:p text:style-name="P1"><text:span text:style-name="T3">Creando un archivo </text:span>info.php <text:span text:style-name="T3">y con el código que se describirá abajo podemos cambiar la página de información de Apache por otra de la configuración </text:span>de PHP. <text:span text:style-name="T3">Para crear el archivo:</text:span></text:p>
      <text:p text:style-name="P1"/>
      <text:p text:style-name="P1"><text:span text:style-name="T1"># nano</text:span> var/www/info.php</text:p>
      <text:p text:style-name="P1"/>
      <text:p text:style-name="P4"><text:span text:style-name="T3">Escribir</text:span> lo siguiente, guardar <text:span text:style-name="T3">(Ctrl+O) </text:span>y cerrar <text:span text:style-name="T3">(Ctrl+X)</text:span>:</text:p>
      <text:p text:style-name="P1"/>
      <text:p text:style-name="P2">&lt;?php</text:p>
      <text:p text:style-name="P2"><text:s text:c="4"/>phpinfo<text:span text:style-name="T1">();</text:span></text:p>
      <text:p text:style-name="P2">?&gt;</text:p>
      <text:p text:style-name="P1"/>
      <text:p text:style-name="P4"><text:span text:style-name="T3">Si volvemos a escribir la IP de nuestro servidor web seguido de info.php observaremos dicha configuración.</text:span></text:p>
      <text:p text:style-name="P4"/>
      <text:p text:style-name="P4"><text:span text:style-name="T3"># XXX.XXX.XXX.XXX/</text:span>info.php</text:p>
      <text:p text:style-name="P1"/>
      <text:p text:style-name="P1">Tendría que aparecer toda la información de configuración del PHP y sus módulos instalados.</text:p>
      <text:p text:style-name="P1"/>
      <text:p text:style-name="P5">A continuación buscamos el archivo php.ini y configuramos “display errors” en modo ON. De esta manera obtendremos los mensajes de errores de sintaxis en el navegad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17:02:13.557000000</meta:creation-date>
    <dc:date>2015-09-22T19:01:51.497000000</dc:date>
    <meta:editing-duration>PT1H44M26S</meta:editing-duration>
    <meta:editing-cycles>5</meta:editing-cycles>
    <meta:generator>LibreOffice/4.4.1.2$Windows_x86 LibreOffice_project/45e2de17089c24a1fa810c8f975a7171ba4cd432</meta:generator>
    <meta:document-statistic meta:table-count="0" meta:image-count="0" meta:object-count="0" meta:page-count="1" meta:paragraph-count="23" meta:word-count="191" meta:character-count="1231" meta:non-whitespace-character-count="1059"/>
  </office:meta>
</office:document-meta>
</file>